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ratings">
        <table:table-row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</text:p>
          </table:table-cell>
          <table:table-cell office:value-type="string">
            <text:p>3232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1</text:p>
          </table:table-cell>
          <table:table-cell office:value-type="string">
            <text:p>good student, bed m8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GOOD FRIEND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5</text:p>
          </table:table-cell>
          <table:table-cell office:value-type="string">
            <text:p>33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5</text:p>
          </table:table-cell>
          <table:table-cell office:value-type="string">
            <text:p>Good teammat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</text:p>
          </table:table-cell>
          <table:table-cell office:value-type="string">
            <text:p>bedtteamt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4</text:p>
          </table:table-cell>
          <table:table-cell office:value-type="string">
            <text:p>Goods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4</text:p>
          </table:table-cell>
          <table:table-cell office:value-type="string">
            <text:p>GJ Reanne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>GJ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5</text:p>
          </table:table-cell>
          <table:table-cell office:value-type="string">
            <text:p>nc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4</text:p>
          </table:table-cell>
          <table:table-cell office:value-type="string">
            <text:p>3333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NULL</text:p>
          </table:table-cell>
        </table:table-row>
        <table:table-row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4</text:p>
          </table:table-cell>
          <table:table-cell office:value-type="string">
            <text:p>GIVE ME MONEY</text:p>
          </table:table-cell>
          <table:table-cell office:value-type="string">
            <text:p>NULL</text:p>
          </table:table-cell>
        </table:table-row>
      </table:table>
      <table:table table:name="user">
        <table:table-row>
          <table:table-cell office:value-type="float" office:value="1">
            <text:p>1</text:p>
          </table:table-cell>
          <table:table-cell office:value-type="string">
            <text:p>Jared</text:p>
          </table:table-cell>
          <table:table-cell office:value-type="string">
            <text:p>Lucas</text:p>
          </table:table-cell>
          <table:table-cell office:value-type="string">
            <text:p>nutjab</text:p>
          </table:table-cell>
          <table:table-cell office:value-type="string">
            <text:p>Zxr75089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johndoe69</text:p>
          </table:table-cell>
          <table:table-cell office:value-type="string">
            <text:p>12345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Jane</text:p>
          </table:table-cell>
          <table:table-cell office:value-type="string">
            <text:p>Doe</text:p>
          </table:table-cell>
          <table:table-cell office:value-type="string">
            <text:p>janedoe</text:p>
          </table:table-cell>
          <table:table-cell office:value-type="string">
            <text:p>4545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Robert</text:p>
          </table:table-cell>
          <table:table-cell office:value-type="string">
            <text:p>Velasco</text:p>
          </table:table-cell>
          <table:table-cell office:value-type="string">
            <text:p>RobE</text:p>
          </table:table-cell>
          <table:table-cell office:value-type="string">
            <text:p>33333</text:p>
          </table:table-cell>
          <table:table-cell office:value-type="string">
            <text:p>Teacher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Lorrea</text:p>
          </table:table-cell>
          <table:table-cell office:value-type="string">
            <text:p>Ladao</text:p>
          </table:table-cell>
          <table:table-cell office:value-type="string">
            <text:p>lors</text:p>
          </table:table-cell>
          <table:table-cell office:value-type="string">
            <text:p>lors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Jovell</text:p>
          </table:table-cell>
          <table:table-cell office:value-type="string">
            <text:p>Miranda</text:p>
          </table:table-cell>
          <table:table-cell office:value-type="string">
            <text:p>JMiranda</text:p>
          </table:table-cell>
          <table:table-cell office:value-type="string">
            <text:p>333</text:p>
          </table:table-cell>
          <table:table-cell office:value-type="string">
            <text:p>Student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Lorrea</text:p>
          </table:table-cell>
          <table:table-cell office:value-type="string">
            <text:p>Ladao</text:p>
          </table:table-cell>
          <table:table-cell office:value-type="string">
            <text:p>LLadao</text:p>
          </table:table-cell>
          <table:table-cell office:value-type="string">
            <text:p>555555</text:p>
          </table:table-cell>
          <table:table-cell office:value-type="string">
            <text:p>Student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11-29T17:57:08+01:00</meta:creation-date>
  </office:meta>
</office:document-meta>
</file>